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61mm"/>
    </style:style>
    <style:style style:name="co2" style:family="table-column">
      <style:table-column-properties fo:break-before="auto" style:column-width="134.34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8.49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39.21mm"/>
    </style:style>
    <style:style style:name="co7" style:family="table-column">
      <style:table-column-properties fo:break-before="auto" style:column-width="50.0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9.17mm" fo:break-before="auto" style:use-optimal-row-height="false"/>
    </style:style>
    <style:style style:name="ro2" style:family="table-row">
      <style:table-row-properties style:row-height="9.88mm" fo:break-before="auto" style:use-optimal-row-height="fals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7.76mm" fo:break-before="auto" style:use-optimal-row-height="false"/>
    </style:style>
    <style:style style:name="ro6" style:family="table-row">
      <style:table-row-properties style:row-height="10.23mm" fo:break-before="auto" style:use-optimal-row-height="false"/>
    </style:style>
    <style:style style:name="ro7" style:family="table-row">
      <style:table-row-properties style:row-height="8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ro9" style:family="table-row">
      <style:table-row-properties style:row-height="13.05mm" fo:break-before="auto" style:use-optimal-row-height="false"/>
    </style:style>
    <style:style style:name="ro10" style:family="table-row">
      <style:table-row-properties style:row-height="11.57mm" fo:break-before="auto" style:use-optimal-row-height="true"/>
    </style:style>
    <style:style style:name="ro11" style:family="table-row">
      <style:table-row-properties style:row-height="15.88mm" fo:break-before="auto" style:use-optimal-row-height="false"/>
    </style:style>
    <style:style style:name="ro12" style:family="table-row">
      <style:table-row-properties style:row-height="7.41mm" fo:break-before="auto" style:use-optimal-row-height="false"/>
    </style:style>
    <style:style style:name="ro13" style:family="table-row">
      <style:table-row-properties style:row-height="6.12mm" fo:break-before="auto" style:use-optimal-row-height="true"/>
    </style:style>
    <style:style style:name="ro14" style:family="table-row">
      <style:table-row-properties style:row-height="6.35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7d1d1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59c5c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18" style:family="table-cell" style:parent-style-name="Default" style:data-style-name="N107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imesheet Ny Aina ETU 205" table:style-name="ta1" table:print-ranges="'Timesheet Ny Aina ETU 205'.H51:'Timesheet Ny Aina ETU 205'.H5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26"/>
        <table:table-column table:style-name="co8" table:number-columns-repeated="1017" table:default-cell-style-name="ce6"/>
        <table:table-row table:style-name="ro1">
          <table:table-cell table:style-name="ce1" office:value-type="string" calcext:value-type="string">
            <text:p>Nom et ETU</text:p>
          </table:table-cell>
          <table:table-cell table:style-name="ce1" office:value-type="string" calcext:value-type="string">
            <text:p>RATOLOJANAHARY Ny Aina Andraina </text:p>
          </table:table-cell>
          <table:table-cell table:style-name="ce1" office:value-type="string" calcext:value-type="string">
            <text:p>ETU2058</text:p>
          </table:table-cell>
          <table:table-cell table:style-name="ce1" table:number-columns-repeated="3"/>
          <table:table-cell table:style-name="ce20"/>
          <table:table-cell table:style-name="ce27" table:number-columns-repeated="19"/>
          <table:table-cell table:style-name="ce28" table:number-columns-repeated="998"/>
        </table:table-row>
        <table:table-row table:style-name="ro2">
          <table:table-cell table:style-name="ce9" office:value-type="string" calcext:value-type="string">
            <text:p>Catégorie</text:p>
          </table:table-cell>
          <table:table-cell table:style-name="ce9" office:value-type="string" calcext:value-type="string">
            <text:p>Taches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Estimation</text:p>
          </table:table-cell>
          <table:table-cell table:style-name="ce9" office:value-type="string" calcext:value-type="string">
            <text:p>Temps passé</text:p>
          </table:table-cell>
          <table:table-cell table:style-name="ce9" office:value-type="string" calcext:value-type="string">
            <text:p>Reste à faire</text:p>
          </table:table-cell>
          <table:table-cell table:style-name="ce21" office:value-type="string" calcext:value-type="string">
            <text:p>Avancement</text:p>
          </table:table-cell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10" office:value-type="string" calcext:value-type="string">
            <text:p>Ultimate Team Race</text:p>
          </table:table-cell>
          <table:table-cell table:style-name="ce10" office:value-type="string" calcext:value-type="string">
            <text:p>Conception</text:p>
          </table:table-cell>
          <table:table-cell table:style-name="ce10" office:value-type="string" calcext:value-type="string">
            <text:p>Tout</text:p>
          </table:table-cell>
          <table:table-cell table:style-name="ce10" table:formula="of:=120" office:value-type="float" office:value="120" calcext:value-type="float">
            <text:p>120</text:p>
          </table:table-cell>
          <table:table-cell table:style-name="ce10" table:formula="of:=114" office:value-type="float" office:value="114" calcext:value-type="float">
            <text:p>114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]/([.F3]+[.E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4">
          <table:table-cell table:style-name="ce10" office:value-type="string" calcext:value-type="string">
            <text:p>Base de Donnee</text:p>
          </table:table-cell>
          <table:table-cell table:style-name="ce10" office:value-type="string" calcext:value-type="string">
            <text:p>Creation table et donnee de test</text:p>
          </table:table-cell>
          <table:table-cell table:style-name="ce10" office:value-type="string" calcext:value-type="string">
            <text:p>Bas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22" office:value-type="float" office:value="22" calcext:value-type="float">
            <text:p>22</text:p>
          </table:table-cell>
          <table:table-cell table:style-name="ce10" table:formula="of:=IF([.D4]-[.E4]&gt;0;[.D4]-[.E4];0)" office:value-type="float" office:value="0" calcext:value-type="float">
            <text:p>0</text:p>
          </table:table-cell>
          <table:table-cell table:style-name="ce22" table:formula="of:=[.E4]/([.F4]+[.E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4">
          <table:table-cell table:style-name="ce10" office:value-type="string" calcext:value-type="string">
            <text:p>Base de Donnee</text:p>
          </table:table-cell>
          <table:table-cell table:style-name="ce10" office:value-type="string" calcext:value-type="string">
            <text:p>fonction de reinitialisation de la base de donnee</text:p>
          </table:table-cell>
          <table:table-cell table:style-name="ce10" office:value-type="string" calcext:value-type="string">
            <text:p>Metier + Base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]/([.F5]+[.E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5">
          <table:table-cell table:style-name="ce10" office:value-type="string" calcext:value-type="string">
            <text:p>Profil Admin</text:p>
          </table:table-cell>
          <table:table-cell table:style-name="ce10" office:value-type="string" calcext:value-type="string">
            <text:p>Login Admin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4" office:value-type="float" office:value="4" calcext:value-type="float">
            <text:p>4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]/([.F6]+[.E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10" office:value-type="string" calcext:value-type="string">
            <text:p>Profil Admin</text:p>
          </table:table-cell>
          <table:table-cell table:style-name="ce10" office:value-type="string" calcext:value-type="string">
            <text:p>Login Admin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IF([.D7]-[.E7]&gt;0;[.D7]-[.E7];0)" office:value-type="float" office:value="0" calcext:value-type="float">
            <text:p>0</text:p>
          </table:table-cell>
          <table:table-cell table:style-name="ce22" table:formula="of:=[.E7]/([.F7]+[.E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10" office:value-type="string" calcext:value-type="string">
            <text:p>Profil Admin</text:p>
          </table:table-cell>
          <table:table-cell table:style-name="ce10" office:value-type="string" calcext:value-type="string">
            <text:p>Login Admin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8]/([.F8]+[.E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0" office:value-type="string" calcext:value-type="string">
            <text:p>Profil Equipe</text:p>
          </table:table-cell>
          <table:table-cell table:style-name="ce10" office:value-type="string" calcext:value-type="string">
            <text:p>Login Equi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9]/([.F9]+[.E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6">
          <table:table-cell table:style-name="ce10" office:value-type="string" calcext:value-type="string">
            <text:p>Profil Equipe</text:p>
          </table:table-cell>
          <table:table-cell table:style-name="ce10" office:value-type="string" calcext:value-type="string">
            <text:p>Login Equi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1" office:value-type="float" office:value="11" calcext:value-type="float">
            <text:p>1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0]/([.F10]+[.E1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7">
          <table:table-cell table:style-name="ce10" office:value-type="string" calcext:value-type="string">
            <text:p>Profil Equipe</text:p>
          </table:table-cell>
          <table:table-cell table:style-name="ce10" office:value-type="string" calcext:value-type="string">
            <text:p>Login Equi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1]/([.F11]+[.E1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7">
          <table:table-cell table:style-name="ce10" office:value-type="string" calcext:value-type="string">
            <text:p>Profil Admin</text:p>
          </table:table-cell>
          <table:table-cell table:style-name="ce10" office:value-type="string" calcext:value-type="string">
            <text:p>Logout Admin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2]/([.F12]+[.E1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7">
          <table:table-cell table:style-name="ce10" office:value-type="string" calcext:value-type="string">
            <text:p>Profil Equipe</text:p>
          </table:table-cell>
          <table:table-cell table:style-name="ce10" office:value-type="string" calcext:value-type="string">
            <text:p>Logout Equi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3]/([.F13]+[.E1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Liste des Etapes ( Equipe)</text:p>
          </table:table-cell>
          <table:table-cell table:style-name="ce10" office:value-type="string" calcext:value-type="string">
            <text:p>Affichage des etapes de la cours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7" office:value-type="float" office:value="7" calcext:value-type="float">
            <text:p>7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4]/([.F14]+[.E1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7">
          <table:table-cell table:style-name="ce10" office:value-type="string" calcext:value-type="string">
            <text:p>Liste des Etapes ( Equipe)</text:p>
          </table:table-cell>
          <table:table-cell table:style-name="ce10" office:value-type="string" calcext:value-type="string">
            <text:p>Creation classe EtapeCourse + f° getAllEtapesCourse()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6" office:value-type="float" office:value="6" calcext:value-type="float">
            <text:p>6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5]/([.F15]+[.E1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4">
          <table:table-cell table:style-name="ce10" office:value-type="string" calcext:value-type="string">
            <text:p>Liste des Etapes ( Equipe)</text:p>
          </table:table-cell>
          <table:table-cell table:style-name="ce10" office:value-type="string" calcext:value-type="string">
            <text:p>Integration + lien affectation coureur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2" office:value-type="float" office:value="12" calcext:value-type="float">
            <text:p>1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6]/([.F16]+[.E1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10" office:value-type="string" calcext:value-type="string">
            <text:p>Formulaire affectation coureur</text:p>
          </table:table-cell>
          <table:table-cell table:style-name="ce10" office:value-type="string" calcext:value-type="string">
            <text:p>Dynamisation Formulaire d’affectation des coureur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IF([.D17]-[.E17]&gt;0;[.D17]-[.E17];0)" office:value-type="float" office:value="0" calcext:value-type="float">
            <text:p>0</text:p>
          </table:table-cell>
          <table:table-cell table:style-name="ce22" table:formula="of:=[.E17]/([.F17]+[.E1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8">
          <table:table-cell table:style-name="ce10" office:value-type="string" calcext:value-type="string">
            <text:p>Formulaire affectation coureur</text:p>
          </table:table-cell>
          <table:table-cell table:style-name="ce10" office:value-type="string" calcext:value-type="string">
            <text:p>Formualire d’affectation des coureur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8" office:value-type="float" office:value="8" calcext:value-type="float">
            <text:p>8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8]/([.F18]+[.E1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9">
          <table:table-cell table:style-name="ce10" office:value-type="string" calcext:value-type="string">
            <text:p>Formulaire affectat° Temps coureur</text:p>
          </table:table-cell>
          <table:table-cell table:style-name="ce10" office:value-type="string" calcext:value-type="string">
            <text:p>creation classe Coureur + f° getAllCoureurByIdEquipe() + servlet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9]/([.F19]+[.E1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6">
          <table:table-cell table:style-name="ce10" office:value-type="string" calcext:value-type="string">
            <text:p>Formulaire affectation coureur</text:p>
          </table:table-cell>
          <table:table-cell table:style-name="ce10" office:value-type="string" calcext:value-type="string">
            <text:p>Creation classe CoureurEtape + f° InsertCoureurEtape()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8" office:value-type="float" office:value="8" calcext:value-type="float">
            <text:p>8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20]/([.F20]+[.E2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Formulaire affectation coureur</text:p>
          </table:table-cell>
          <table:table-cell table:style-name="ce10" office:value-type="string" calcext:value-type="string">
            <text:p>Servlet d’insertion coureur par eta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80" office:value-type="float" office:value="80" calcext:value-type="float">
            <text:p>80</text:p>
          </table:table-cell>
          <table:table-cell table:style-name="ce10" table:formula="of:=IF([.D21]-[.E21]&gt;0;[.D21]-[.E21];0)" office:value-type="float" office:value="0" calcext:value-type="float">
            <text:p>0</text:p>
          </table:table-cell>
          <table:table-cell table:style-name="ce22" table:formula="of:=[.E21]/([.F21]+[.E2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7">
          <table:table-cell table:style-name="ce10" office:value-type="string" calcext:value-type="string">
            <text:p>Formulaire affectation coureur</text:p>
          </table:table-cell>
          <table:table-cell table:style-name="ce10" office:value-type="string" calcext:value-type="string">
            <text:p>Integration formulaire d’insertion coureur/etape 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33" office:value-type="float" office:value="33" calcext:value-type="float">
            <text:p>33</text:p>
          </table:table-cell>
          <table:table-cell table:style-name="ce10" table:formula="of:=IF([.D22]-[.E22]&gt;0;[.D22]-[.E22];0)" office:value-type="float" office:value="0" calcext:value-type="float">
            <text:p>0</text:p>
          </table:table-cell>
          <table:table-cell table:style-name="ce22" table:formula="of:=[.E22]/([.F22]+[.E2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7">
          <table:table-cell table:style-name="ce10" office:value-type="string" calcext:value-type="string">
            <text:p>Liste des Etapes ( Admin)</text:p>
          </table:table-cell>
          <table:table-cell table:style-name="ce10" office:value-type="string" calcext:value-type="string">
            <text:p>Affichage des etapes de la cours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4" office:value-type="float" office:value="4" calcext:value-type="float">
            <text:p>4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23]/([.F23]+[.E2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0" office:value-type="string" calcext:value-type="string">
            <text:p>Liste des Etapes ( Admin)</text:p>
          </table:table-cell>
          <table:table-cell table:style-name="ce10" office:value-type="string" calcext:value-type="string">
            <text:p>Integration + lien affectation temps coureur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IF([.D24]-[.E24]&gt;0;[.D24]-[.E24];0)" office:value-type="float" office:value="0" calcext:value-type="float">
            <text:p>0</text:p>
          </table:table-cell>
          <table:table-cell table:style-name="ce22" table:formula="of:=[.E24]/([.F24]+[.E2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Formulaire affectat° Temps coureur</text:p>
          </table:table-cell>
          <table:table-cell table:style-name="ce10" office:value-type="string" calcext:value-type="string">
            <text:p>Formualire d’affectation temps des coureurs par eta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9" office:value-type="float" office:value="9" calcext:value-type="float">
            <text:p>9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25]/([.F25]+[.E2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9">
          <table:table-cell table:style-name="ce10" office:value-type="string" calcext:value-type="string">
            <text:p>Formulaire affectat° Temps coureur</text:p>
          </table:table-cell>
          <table:table-cell table:style-name="ce10" office:value-type="string" calcext:value-type="string">
            <text:p>Creation vue v_CoureurEtapeNonArrive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6" office:value-type="float" office:value="6" calcext:value-type="float">
            <text:p>6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26]/([.F26]+[.E2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Formulaire affectat° Temps coureur</text:p>
          </table:table-cell>
          <table:table-cell table:style-name="ce10" office:value-type="string" calcext:value-type="string">
            <text:p>f° InsertTempsCoureur() dans la classe EtapeCours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17" office:value-type="float" office:value="17" calcext:value-type="float">
            <text:p>17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27]/([.F27]+[.E2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Formulaire affectat° Temps coureur</text:p>
          </table:table-cell>
          <table:table-cell table:style-name="ce10" office:value-type="string" calcext:value-type="string">
            <text:p>Servlet d’insertion temps coureur par eta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22" office:value-type="float" office:value="22" calcext:value-type="float">
            <text:p>22</text:p>
          </table:table-cell>
          <table:table-cell table:style-name="ce10" table:formula="of:=IF([.D28]-[.E28]&gt;0;[.D28]-[.E28];0)" office:value-type="float" office:value="0" calcext:value-type="float">
            <text:p>0</text:p>
          </table:table-cell>
          <table:table-cell table:style-name="ce22" table:formula="of:=[.E28]/([.F28]+[.E2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Formulaire affectat° Temps coureur</text:p>
          </table:table-cell>
          <table:table-cell table:style-name="ce10" office:value-type="string" calcext:value-type="string">
            <text:p>Integration affectation temps coureur par eta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29]/([.F29]+[.E2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1">
          <table:table-cell table:style-name="ce10" office:value-type="string" calcext:value-type="string">
            <text:p>Classement Individuel et points ( Equipe)</text:p>
          </table:table-cell>
          <table:table-cell table:style-name="ce10" office:value-type="string" calcext:value-type="string">
            <text:p>Affichage classement individuel et point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11" office:value-type="float" office:value="11" calcext:value-type="float">
            <text:p>1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0]/([.F30]+[.E3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9">
          <table:table-cell table:style-name="ce10" office:value-type="string" calcext:value-type="string">
            <text:p>Classement Individuel et points ( Admin)</text:p>
          </table:table-cell>
          <table:table-cell table:style-name="ce10" office:value-type="string" calcext:value-type="string">
            <text:p>Affichage classement individuel et point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1]/([.F31]+[.E3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2">
          <table:table-cell table:style-name="ce10" office:value-type="string" calcext:value-type="string">
            <text:p>Classement individuel et points </text:p>
          </table:table-cell>
          <table:table-cell table:style-name="ce10" office:value-type="string" calcext:value-type="string">
            <text:p>creation classe ClassementIndividuel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2]/([.F32]+[.E3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individuel et points </text:p>
          </table:table-cell>
          <table:table-cell table:style-name="ce10" office:value-type="string" calcext:value-type="string">
            <text:p>vue v_TempsPasseCoureurEta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40" office:value-type="float" office:value="40" calcext:value-type="float">
            <text:p>40</text:p>
          </table:table-cell>
          <table:table-cell table:style-name="ce10" table:formula="of:=28" office:value-type="float" office:value="28" calcext:value-type="float">
            <text:p>28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3]/([.F33]+[.E3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individuel et points </text:p>
          </table:table-cell>
          <table:table-cell table:style-name="ce10" office:value-type="string" calcext:value-type="string">
            <text:p>vue v_CalculPointCoureurEta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40" office:value-type="float" office:value="40" calcext:value-type="float">
            <text:p>40</text:p>
          </table:table-cell>
          <table:table-cell table:style-name="ce10" table:formula="of:=35" office:value-type="float" office:value="35" calcext:value-type="float">
            <text:p>3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4]/([.F34]+[.E3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individuel et points </text:p>
          </table:table-cell>
          <table:table-cell table:style-name="ce10" office:value-type="string" calcext:value-type="string">
            <text:p>vue v_ClassementIndividuel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40" office:value-type="float" office:value="40" calcext:value-type="float">
            <text:p>40</text:p>
          </table:table-cell>
          <table:table-cell table:style-name="ce10" table:formula="of:=33" office:value-type="float" office:value="33" calcext:value-type="float">
            <text:p>3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5]/([.F35]+[.E3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individuel et points </text:p>
          </table:table-cell>
          <table:table-cell table:style-name="ce10" office:value-type="string" calcext:value-type="string">
            <text:p>creation f° getClassementIndividuel()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4" office:value-type="float" office:value="4" calcext:value-type="float">
            <text:p>4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6]/([.F36]+[.E3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Equipe et points </text:p>
          </table:table-cell>
          <table:table-cell table:style-name="ce10" office:value-type="string" calcext:value-type="string">
            <text:p>creation classe ClassementGeneral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2" office:value-type="float" office:value="2" calcext:value-type="float">
            <text:p>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7]/([.F37]+[.E3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Equipe et points </text:p>
          </table:table-cell>
          <table:table-cell table:style-name="ce10" office:value-type="string" calcext:value-type="string">
            <text:p>vue v_ClassementGeneral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40" office:value-type="float" office:value="40" calcext:value-type="float">
            <text:p>40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8]/([.F38]+[.E3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Equipe et points </text:p>
          </table:table-cell>
          <table:table-cell table:style-name="ce10" office:value-type="string" calcext:value-type="string">
            <text:p>creation f° getClassementGeneral()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9]/([.F39]+[.E3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Classement Equipe et points (Equipe)</text:p>
          </table:table-cell>
          <table:table-cell table:style-name="ce10" office:value-type="string" calcext:value-type="string">
            <text:p>Affichage classement Equipe et point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0]/([.F40]+[.E4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Classement Equipe et points (Admin)</text:p>
          </table:table-cell>
          <table:table-cell table:style-name="ce10" office:value-type="string" calcext:value-type="string">
            <text:p>Affichage classement Equipe et point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1]/([.F41]+[.E4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Classement Equipe et points (Equipe)</text:p>
          </table:table-cell>
          <table:table-cell table:style-name="ce10" office:value-type="string" calcext:value-type="string">
            <text:p>Fonction de classement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2]/([.F42]+[.E4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Classement Equipe et points (Admin)</text:p>
          </table:table-cell>
          <table:table-cell table:style-name="ce10" office:value-type="string" calcext:value-type="string">
            <text:p>Fonction de classement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3]/([.F43]+[.E4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Classement Individuel et points ( Equipe)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4]/([.F44]+[.E4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Classement Individuel et points ( Admin)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5]/([.F45]+[.E4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Detail Classement individuel et points </text:p>
          </table:table-cell>
          <table:table-cell table:style-name="ce10" office:value-type="string" calcext:value-type="string">
            <text:p>Affichage Detail classement individuel et point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8" office:value-type="float" office:value="8" calcext:value-type="float">
            <text:p>8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6]/([.F46]+[.E4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Detail Classement individuel et points </text:p>
          </table:table-cell>
          <table:table-cell table:style-name="ce10" office:value-type="string" calcext:value-type="string">
            <text:p>Servlet Detail <text:s/>Classement Individuel et points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12" office:value-type="float" office:value="12" calcext:value-type="float">
            <text:p>1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7]/([.F47]+[.E4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Detail Classement individuel et points 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8]/([.F48]+[.E4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Equipe par Etape</text:p>
          </table:table-cell>
          <table:table-cell table:style-name="ce10" office:value-type="string" calcext:value-type="string">
            <text:p>Affichage classement Equipe par Eta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=IF([.D49]-[.E49]&gt;0;[.D49]-[.E49];0)" office:value-type="float" office:value="10" calcext:value-type="float">
            <text:p>10</text:p>
          </table:table-cell>
          <table:table-cell table:style-name="ce22" table:formula="of:=[.E49]/([.F49]+[.E49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Equipe par Etape</text:p>
          </table:table-cell>
          <table:table-cell table:style-name="ce10" office:value-type="string" calcext:value-type="string">
            <text:p>Fonction de classement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=IF([.D50]-[.E50]&gt;0;[.D50]-[.E50];0)" office:value-type="float" office:value="15" calcext:value-type="float">
            <text:p>15</text:p>
          </table:table-cell>
          <table:table-cell table:style-name="ce22" table:formula="of:=[.E50]/([.F50]+[.E50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Equipe par Etape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=IF([.D51]-[.E51]&gt;0;[.D51]-[.E51];0)" office:value-type="float" office:value="5" calcext:value-type="float">
            <text:p>5</text:p>
          </table:table-cell>
          <table:table-cell table:style-name="ce22" table:formula="of:=[.E51]/([.F51]+[.E51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5" office:value-type="string" calcext:value-type="string" table:number-columns-spanned="7" table:number-rows-spanned="1">
            <text:p>JOUR 2</text:p>
          </table:table-cell>
          <table:covered-table-cell table:style-name="ce10"/>
          <table:covered-table-cell table:style-name="ce12"/>
          <table:covered-table-cell table:number-columns-repeated="3" table:style-name="ce10"/>
          <table:covered-table-cell table:style-name="ce23"/>
          <table:table-cell table:style-name="ce4" table:number-columns-repeated="19"/>
          <table:table-cell table:number-columns-repeated="998"/>
        </table:table-row>
        <table:table-row table:style-name="ro4">
          <table:table-cell table:style-name="ce10" office:value-type="string" calcext:value-type="string">
            <text:p>Ultimate Team Race</text:p>
          </table:table-cell>
          <table:table-cell table:style-name="ce10" office:value-type="string" calcext:value-type="string">
            <text:p>Comprehension du sujet et conception</text:p>
          </table:table-cell>
          <table:table-cell table:style-name="ce12" office:value-type="string" calcext:value-type="string">
            <text:p>Tout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27" office:value-type="float" office:value="27" calcext:value-type="float">
            <text:p>27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3]/([.F53]+[.E5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Import Etape + Resultat</text:p>
          </table:table-cell>
          <table:table-cell table:style-name="ce10" office:value-type="string" calcext:value-type="string">
            <text:p>Affichage Import Etape + Resultat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4]/([.F54]+[.E5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Import Etape + Resultat</text:p>
          </table:table-cell>
          <table:table-cell table:style-name="ce10" office:value-type="string" calcext:value-type="string">
            <text:p>Classe Import Etape + Resultat et f° importEtapeResultat 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20" office:value-type="float" office:value="120" calcext:value-type="float">
            <text:p>120</text:p>
          </table:table-cell>
          <table:table-cell table:style-name="ce10" table:formula="of:=300" office:value-type="float" office:value="300" calcext:value-type="float">
            <text:p>300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5]/([.F55]+[.E5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Import Etape + Resultat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9" office:value-type="float" office:value="19" calcext:value-type="float">
            <text:p>19</text:p>
          </table:table-cell>
          <table:table-cell table:style-name="ce10" table:formula="of:=IF([.D56]-[.E56]&gt;0;[.D56]-[.E56];0)" office:value-type="float" office:value="0" calcext:value-type="float">
            <text:p>0</text:p>
          </table:table-cell>
          <table:table-cell table:style-name="ce22" table:formula="of:=[.E56]/([.F56]+[.E5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Import Points</text:p>
          </table:table-cell>
          <table:table-cell table:style-name="ce10" office:value-type="string" calcext:value-type="string">
            <text:p>Affichage Import Point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2" office:value-type="float" office:value="2" calcext:value-type="float">
            <text:p>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7]/([.F57]+[.E5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Import Points</text:p>
          </table:table-cell>
          <table:table-cell table:style-name="ce10" office:value-type="string" calcext:value-type="string">
            <text:p>Classe Import Points et f° importPoints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60" office:value-type="float" office:value="60" calcext:value-type="float">
            <text:p>60</text:p>
          </table:table-cell>
          <table:table-cell table:style-name="ce10" table:formula="of:=16" office:value-type="float" office:value="16" calcext:value-type="float">
            <text:p>16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8]/([.F58]+[.E5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Import Points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6" office:value-type="float" office:value="6" calcext:value-type="float">
            <text:p>6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9]/([.F59]+[.E5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Liste des Etapes avec Coureur et Temps</text:p>
          </table:table-cell>
          <table:table-cell table:style-name="ce10" office:value-type="string" calcext:value-type="string">
            <text:p>Affichage Liste Etapes avec coureur et temp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16" office:value-type="float" office:value="16" calcext:value-type="float">
            <text:p>16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0]/([.F60]+[.E6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Liste des Etapes avec Coureur et Temps</text:p>
          </table:table-cell>
          <table:table-cell table:style-name="ce10" office:value-type="string" calcext:value-type="string">
            <text:p>fonction pour lister les etapes avec les coureurs et leur temps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43" office:value-type="float" office:value="43" calcext:value-type="float">
            <text:p>43</text:p>
          </table:table-cell>
          <table:table-cell table:style-name="ce10" table:formula="of:=IF([.D61]-[.E61]&gt;0;[.D61]-[.E61];0)" office:value-type="float" office:value="0" calcext:value-type="float">
            <text:p>0</text:p>
          </table:table-cell>
          <table:table-cell table:style-name="ce22" table:formula="of:=[.E61]/([.F61]+[.E6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Liste des Etapes avec Coureur et Temps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40" office:value-type="float" office:value="40" calcext:value-type="float">
            <text:p>40</text:p>
          </table:table-cell>
          <table:table-cell table:style-name="ce10" table:formula="of:=25" office:value-type="float" office:value="25" calcext:value-type="float">
            <text:p>2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2]/([.F62]+[.E6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Liste des Etapes avec Coureur et Temps</text:p>
          </table:table-cell>
          <table:table-cell table:style-name="ce10" office:value-type="string" calcext:value-type="string">
            <text:p>Servlet d’insertion coureur par etape A partir du bouton Ajouter Coureur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7" office:value-type="float" office:value="7" calcext:value-type="float">
            <text:p>7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22" table:formula="of:=[.E63]/([.F63]+[.E63])" office:value-type="percentage" office:value="0.259259259259259" calcext:value-type="percentage">
            <text:p>25,93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Generation Categorie</text:p>
          </table:table-cell>
          <table:table-cell table:style-name="ce10" office:value-type="string" calcext:value-type="string">
            <text:p>Affichage avec Bouton de Generation Categori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4]/([.F64]+[.E6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Generation Categorie</text:p>
          </table:table-cell>
          <table:table-cell table:style-name="ce10" office:value-type="string" calcext:value-type="string">
            <text:p>servlet genererCategorie 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7" office:value-type="float" office:value="7" calcext:value-type="float">
            <text:p>7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5]/([.F65]+[.E6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Generation Categorie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6]/([.F66]+[.E6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Page Classement general avec Filtre Categorie</text:p>
          </table:table-cell>
          <table:table-cell table:style-name="ce10" office:value-type="string" calcext:value-type="string">
            <text:p>Affichage Classement General 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7" office:value-type="float" office:value="7" calcext:value-type="float">
            <text:p>7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7]/([.F67]+[.E6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Page Classement general avec Filtre Categorie</text:p>
          </table:table-cell>
          <table:table-cell table:style-name="ce10" office:value-type="string" calcext:value-type="string">
            <text:p>vue <text:s/>v_ClassementGeneralEquipeCategorie</text:p>
          </table:table-cell>
          <table:table-cell table:style-name="ce12" office:value-type="string" calcext:value-type="string">
            <text:p>Base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62" office:value-type="float" office:value="62" calcext:value-type="float">
            <text:p>62</text:p>
          </table:table-cell>
          <table:table-cell table:style-name="ce10" table:formula="of:=IF([.D68]-[.E68]&gt;0;[.D68]-[.E68];0)" office:value-type="float" office:value="0" calcext:value-type="float">
            <text:p>0</text:p>
          </table:table-cell>
          <table:table-cell table:style-name="ce22" table:formula="of:=[.E68]/([.F68]+[.E6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Page Classement general avec Filtre Categorie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98" office:value-type="float" office:value="98" calcext:value-type="float">
            <text:p>98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9]/([.F69]+[.E6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 table:number-columns-spanned="7" table:number-rows-spanned="1">
            <text:p>JOUR 3</text:p>
          </table:table-cell>
          <table:covered-table-cell table:style-name="ce10"/>
          <table:covered-table-cell table:style-name="ce12"/>
          <table:covered-table-cell table:number-columns-repeated="3" table:style-name="ce10"/>
          <table:covered-table-cell table:style-name="ce23"/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8" office:value-type="string" calcext:value-type="string">
            <text:p>Ultimate Team Race</text:p>
          </table:table-cell>
          <table:table-cell table:style-name="ce10" office:value-type="string" calcext:value-type="string">
            <text:p>Comprehension du sujet et conception</text:p>
          </table:table-cell>
          <table:table-cell table:style-name="ce12" office:value-type="string" calcext:value-type="string">
            <text:p>Tout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26" office:value-type="float" office:value="26" calcext:value-type="float">
            <text:p>26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1]/([.F71]+[.E7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8" office:value-type="string" calcext:value-type="string">
            <text:p>Liste de Penalite par equipe</text:p>
          </table:table-cell>
          <table:table-cell table:style-name="ce10" office:value-type="string" calcext:value-type="string">
            <text:p>Affichage liste de Penalite equi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3" office:value-type="float" office:value="13" calcext:value-type="float">
            <text:p>1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2]/([.F72]+[.E7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8" office:value-type="string" calcext:value-type="string">
            <text:p>Liste de Penalite par equipe</text:p>
          </table:table-cell>
          <table:table-cell table:style-name="ce10" office:value-type="string" calcext:value-type="string">
            <text:p>Creation table penalite</text:p>
          </table:table-cell>
          <table:table-cell table:style-name="ce12" office:value-type="string" calcext:value-type="string">
            <text:p>Bas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2" office:value-type="float" office:value="12" calcext:value-type="float">
            <text:p>1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3]/([.F73]+[.E7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8" office:value-type="string" calcext:value-type="string">
            <text:p>Liste de Penalite par equipe</text:p>
          </table:table-cell>
          <table:table-cell table:style-name="ce10" office:value-type="string" calcext:value-type="string">
            <text:p>Creation classe Penalite et f° CRD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4]/([.F74]+[.E7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8" office:value-type="string" calcext:value-type="string">
            <text:p>Liste de Penalite par equipe</text:p>
          </table:table-cell>
          <table:table-cell table:style-name="ce10" office:value-type="string" calcext:value-type="string">
            <text:p>Integration de la liste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2" office:value-type="float" office:value="12" calcext:value-type="float">
            <text:p>1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5]/([.F75]+[.E7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8" office:value-type="string" calcext:value-type="string">
            <text:p>Ajout Penalite Equipe</text:p>
          </table:table-cell>
          <table:table-cell table:style-name="ce10" office:value-type="string" calcext:value-type="string">
            <text:p>Affichage formulaire d’ajout Penalit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7" office:value-type="float" office:value="7" calcext:value-type="float">
            <text:p>7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6]/([.F76]+[.E7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8" office:value-type="string" calcext:value-type="string">
            <text:p>Ajout Penalite Equipe</text:p>
          </table:table-cell>
          <table:table-cell table:style-name="ce10" office:value-type="string" calcext:value-type="string">
            <text:p>Servlet d’insertion de penalite Equipe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8" table:formula="of:=9" office:value-type="float" office:value="9" calcext:value-type="float">
            <text:p>9,0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7]/([.F77]+[.E7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8" office:value-type="string" calcext:value-type="string">
            <text:p>Ajout Penalite Equipe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2" office:value-type="float" office:value="12" calcext:value-type="float">
            <text:p>1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8]/([.F78]+[.E7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8" office:value-type="string" calcext:value-type="string">
            <text:p>Supprimer Penalite Equipe</text:p>
          </table:table-cell>
          <table:table-cell table:style-name="ce10" office:value-type="string" calcext:value-type="string">
            <text:p>Pop-up message de confirmation de suppression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63" office:value-type="float" office:value="63" calcext:value-type="float">
            <text:p>6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9]/([.F79]+[.E7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8" office:value-type="string" calcext:value-type="string">
            <text:p>Supprimer Penalite Equipe</text:p>
          </table:table-cell>
          <table:table-cell table:style-name="ce10" office:value-type="string" calcext:value-type="string">
            <text:p>Servlet de suppression Penalite Equipe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9" office:value-type="float" office:value="19" calcext:value-type="float">
            <text:p>19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80]/([.F80]+[.E8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8" office:value-type="string" calcext:value-type="string">
            <text:p>Supprimer Penalite Equipe</text:p>
          </table:table-cell>
          <table:table-cell table:style-name="ce10" office:value-type="string" calcext:value-type="string">
            <text:p>Modification vue concerner par Penalite</text:p>
          </table:table-cell>
          <table:table-cell table:style-name="ce12" office:value-type="string" calcext:value-type="string">
            <text:p>Base</text:p>
          </table:table-cell>
          <table:table-cell table:style-name="ce10" table:formula="of:=40" office:value-type="float" office:value="40" calcext:value-type="float">
            <text:p>40</text:p>
          </table:table-cell>
          <table:table-cell table:style-name="ce10" table:formula="of:=70" office:value-type="float" office:value="70" calcext:value-type="float">
            <text:p>70</text:p>
          </table:table-cell>
          <table:table-cell table:style-name="ce10" table:formula="of:=IF([.D81]-[.E81]&gt;0;[.D81]-[.E81];0)" office:value-type="float" office:value="0" calcext:value-type="float">
            <text:p>0</text:p>
          </table:table-cell>
          <table:table-cell table:style-name="ce22" table:formula="of:=[.E81]/([.F81]+[.E8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8" office:value-type="string" calcext:value-type="string">
            <text:p>Certificat de classement</text:p>
          </table:table-cell>
          <table:table-cell table:style-name="ce10" office:value-type="string" calcext:value-type="string">
            <text:p>Affichage Bouton generation PDF pour 1er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82]/([.F82]+[.E8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8" office:value-type="string" calcext:value-type="string">
            <text:p>Certificat de classement</text:p>
          </table:table-cell>
          <table:table-cell table:style-name="ce10" office:value-type="string" calcext:value-type="string">
            <text:p>Servlet de Generation PDF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58" office:value-type="float" office:value="58" calcext:value-type="float">
            <text:p>58</text:p>
          </table:table-cell>
          <table:table-cell table:style-name="ce10" table:formula="of:=IF([.D83]-[.E83]&gt;0;[.D83]-[.E83];0)" office:value-type="float" office:value="0" calcext:value-type="float">
            <text:p>0</text:p>
          </table:table-cell>
          <table:table-cell table:style-name="ce22" table:formula="of:=[.E83]/([.F83]+[.E8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8" office:value-type="string" calcext:value-type="string">
            <text:p>Graphe de repartirion points equipe general</text:p>
          </table:table-cell>
          <table:table-cell table:style-name="ce10" office:value-type="string" calcext:value-type="string">
            <text:p>Affichage graphe de repartition points equipe general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84]/([.F84]+[.E8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8" office:value-type="string" calcext:value-type="string">
            <text:p>Graphe de repartirion points equipe general</text:p>
          </table:table-cell>
          <table:table-cell table:style-name="ce10" office:value-type="string" calcext:value-type="string">
            <text:p>Integration donnee sur le graphe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23" office:value-type="float" office:value="23" calcext:value-type="float">
            <text:p>2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85]/([.F85]+[.E8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8" office:value-type="string" calcext:value-type="string">
            <text:p>Graphe de repartirion points equipe par categorie</text:p>
          </table:table-cell>
          <table:table-cell table:style-name="ce10" office:value-type="string" calcext:value-type="string">
            <text:p>Affichage graphe de repartition points equipe par categori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67" office:value-type="float" office:value="67" calcext:value-type="float">
            <text:p>67</text:p>
          </table:table-cell>
          <table:table-cell table:style-name="ce10" table:formula="of:=IF([.D86]-[.E86]&gt;0;[.D86]-[.E86];0)" office:value-type="float" office:value="0" calcext:value-type="float">
            <text:p>0</text:p>
          </table:table-cell>
          <table:table-cell table:style-name="ce22" table:formula="of:=[.E86]/([.F86]+[.E8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8" office:value-type="string" calcext:value-type="string">
            <text:p>Graphe de repartirion points equipe par categorie</text:p>
          </table:table-cell>
          <table:table-cell table:style-name="ce10" office:value-type="string" calcext:value-type="string">
            <text:p>Integration donnee sur le graphe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24" office:value-type="float" office:value="24" calcext:value-type="float">
            <text:p>24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87]/([.F87]+[.E8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2" table:number-columns-repeated="3"/>
          <table:table-cell table:style-name="ce10" table:formula="of:=SUM([.D3:.D87])" office:value-type="float" office:value="1763" calcext:value-type="float">
            <text:p>1763</text:p>
          </table:table-cell>
          <table:table-cell table:style-name="ce10" table:formula="of:=SUM([.E3:.E87])" office:value-type="float" office:value="1745" calcext:value-type="float">
            <text:p>1745</text:p>
          </table:table-cell>
          <table:table-cell table:style-name="ce10" table:formula="of:=SUM([.F3:.F87])" office:value-type="float" office:value="50" calcext:value-type="float">
            <text:p>50</text:p>
          </table:table-cell>
          <table:table-cell table:style-name="ce22" table:formula="of:=[.E88]/([.F88]+[.E88])" office:value-type="percentage" office:value="0.972144846796657" calcext:value-type="percentage">
            <text:p>97,21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3" table:number-columns-repeated="6"/>
          <table:table-cell table:style-name="ce24"/>
          <table:table-cell table:style-name="ce4" table:number-columns-repeated="19"/>
          <table:table-cell table:number-columns-repeated="998"/>
        </table:table-row>
        <table:table-row table:style-name="ro15" table:number-rows-repeated="5">
          <table:table-cell table:style-name="Default" table:number-columns-repeated="1024"/>
        </table:table-row>
        <table:table-row table:style-name="ro15" table:number-rows-repeated="969">
          <table:table-cell table:style-name="ce4" table:number-columns-repeated="6"/>
          <table:table-cell table:style-name="ce25"/>
          <table:table-cell table:style-name="ce4" table:number-columns-repeated="19"/>
          <table:table-cell table:number-columns-repeated="998"/>
        </table:table-row>
        <table:table-row table:style-name="ro15" table:number-rows-repeated="1047512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'Timesheet Ny Aina ETU 205'.G95:'Timesheet Ny Aina ETU 205'.G1048576 'Timesheet Ny Aina ETU 205'.G1:'Timesheet Ny Aina ETU 205'.G89">
            <calcext:color-scale>
              <calcext:color-scale-entry calcext:value="0" calcext:type="minimum" calcext:color="#ff0000"/>
              <calcext:color-scale-entry calcext:value="50" calcext:type="percent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08:36:03.9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0.3$Windows_X86_64 LibreOffice_project/64a0f66915f38c6217de274f0aa8e15618924765</meta:generator>
    <dc:date>2024-06-05T06:56:20.957000000</dc:date>
    <meta:editing-duration>P4DT21H40M52S</meta:editing-duration>
    <meta:editing-cycles>245</meta:editing-cycles>
    <meta:document-statistic meta:table-count="1" meta:cell-count="597" meta:object-count="0"/>
  </office:meta>
</office:document-meta>
</file>